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16pt" style:font-size-asian="16pt" style:font-size-complex="16pt"/>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text-properties officeooo:paragraph-rsid="00142894"/>
    </style:style>
    <style:style style:name="P4" style:family="paragraph" style:parent-style-name="Text_20_body">
      <style:text-properties officeooo:paragraph-rsid="00151e2b"/>
    </style:style>
    <style:style style:name="P5" style:family="paragraph" style:parent-style-name="Text_20_body">
      <style:text-properties officeooo:rsid="00151e2b" officeooo:paragraph-rsid="00151e2b"/>
    </style:style>
    <style:style style:name="P6" style:family="paragraph" style:parent-style-name="Text_20_body">
      <style:text-properties fo:color="#c9211e" loext:opacity="100%" officeooo:paragraph-rsid="00151e2b" fo:background-color="#ffff00"/>
    </style:style>
    <style:style style:name="P7" style:family="paragraph" style:parent-style-name="Text_20_body">
      <style:text-properties fo:color="#c9211e" loext:opacity="100%" fo:background-color="#ffff00"/>
    </style:style>
    <style:style style:name="P8" style:family="paragraph" style:parent-style-name="Text_20_body">
      <style:text-properties fo:color="#c9211e" loext:opacity="100%" officeooo:rsid="001709cb" officeooo:paragraph-rsid="001709cb" fo:background-color="#ffff00"/>
    </style:style>
    <style:style style:name="P9" style:family="paragraph" style:parent-style-name="Text_20_body">
      <style:text-properties officeooo:paragraph-rsid="001709cb"/>
    </style:style>
    <style:style style:name="P10" style:family="paragraph" style:parent-style-name="Heading_20_3">
      <style:paragraph-properties fo:text-align="center" style:justify-single-word="false"/>
      <style:text-properties fo:font-size="16pt" style:font-size-asian="16pt" style:font-size-complex="16pt"/>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text-properties officeooo:paragraph-rsid="00142894"/>
    </style:style>
    <style:style style:name="P15" style:family="paragraph" style:parent-style-name="Text_20_body" style:list-style-name="L2">
      <style:paragraph-properties fo:margin-top="0in" fo:margin-bottom="0in" style:contextual-spacing="false"/>
      <style:text-properties officeooo:rsid="00142894" officeooo:paragraph-rsid="00142894"/>
    </style:style>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2">
      <style:text-properties officeooo:rsid="00190ce7" officeooo:paragraph-rsid="00190ce7"/>
    </style:style>
    <style:style style:name="P19" style:family="paragraph" style:parent-style-name="Text_20_body">
      <style:text-properties officeooo:rsid="00190ce7" officeooo:paragraph-rsid="00190ce7"/>
    </style:style>
    <style:style style:name="P20" style:family="paragraph" style:parent-style-name="Text_20_body">
      <style:text-properties officeooo:paragraph-rsid="00142894"/>
    </style:style>
    <style:style style:name="P21" style:family="paragraph" style:parent-style-name="Text_20_body">
      <style:text-properties officeooo:paragraph-rsid="00190ce7"/>
    </style:style>
    <style:style style:name="P22" style:family="paragraph" style:parent-style-name="Text_20_body" style:list-style-name="L5">
      <style:paragraph-properties fo:margin-top="0in" fo:margin-bottom="0in" style:contextual-spacing="false"/>
      <style:text-properties style:use-window-font-color="true" loext:opacity="0%" fo:background-color="transparent"/>
    </style:style>
    <style:style style:name="P23" style:family="paragraph" style:parent-style-name="Text_20_body" style:list-style-name="L5">
      <style:paragraph-properties fo:margin-top="0in" fo:margin-bottom="0in" style:contextual-spacing="false"/>
      <style:text-properties style:use-window-font-color="true" loext:opacity="0%" officeooo:paragraph-rsid="00190ce7" fo:background-color="transparent"/>
    </style:style>
    <style:style style:name="P24" style:family="paragraph" style:parent-style-name="Text_20_body" style:list-style-name="L6">
      <style:paragraph-properties fo:margin-top="0in" fo:margin-bottom="0in" style:contextual-spacing="false"/>
      <style:text-properties style:use-window-font-color="true" loext:opacity="0%" officeooo:paragraph-rsid="00190ce7" fo:background-color="transparent"/>
    </style:style>
    <style:style style:name="P25" style:family="paragraph" style:parent-style-name="Text_20_body">
      <style:text-properties style:use-window-font-color="true" loext:opacity="0%" officeooo:paragraph-rsid="001709cb" fo:background-color="transparent"/>
    </style:style>
    <style:style style:name="P26" style:family="paragraph" style:parent-style-name="Text_20_body">
      <style:text-properties officeooo:paragraph-rsid="001d221f"/>
    </style:style>
    <style:style style:name="T1" style:family="text">
      <style:text-properties officeooo:rsid="00142894"/>
    </style:style>
    <style:style style:name="T2" style:family="text">
      <style:text-properties fo:color="#c9211e" loext:opacity="100%" officeooo:rsid="00142894" fo:background-color="#ffff00" loext:char-shading-value="0"/>
    </style:style>
    <style:style style:name="T3" style:family="text">
      <style:text-properties fo:color="#c9211e" loext:opacity="100%" officeooo:rsid="00190ce7" fo:background-color="#ffff00" loext:char-shading-value="0"/>
    </style:style>
    <style:style style:name="T4" style:family="text">
      <style:text-properties officeooo:rsid="00151e2b"/>
    </style:style>
    <style:style style:name="T5" style:family="text">
      <style:text-properties officeooo:rsid="001709cb"/>
    </style:style>
    <style:style style:name="T6" style:family="text">
      <style:text-properties officeooo:rsid="00173125"/>
    </style:style>
    <style:style style:name="T7" style:family="text">
      <style:text-properties officeooo:rsid="00190ce7"/>
    </style:style>
    <style:style style:name="T8" style:family="text">
      <style:text-properties officeooo:rsid="001bfc5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h text:style-name="P1" text:outline-level="3">Privacy Policy</text:h>
      <text:p text:style-name="P2"/>
      <text:p text:style-name="Text_20_body">This privacy policy will explain how our organization “<text:span text:style-name="T1">Transcendence42</text:span>” uses the personal data we collect from you when you use our website.</text:p>
      <text:p text:style-name="Text_20_body">Topics:</text:p>
      <text:list xml:id="list3235525940" text:style-name="L1">
        <text:list-item>
          <text:p text:style-name="P12">What data do we collect?</text:p>
        </text:list-item>
        <text:list-item>
          <text:p text:style-name="P12">How do we collect your data?</text:p>
        </text:list-item>
        <text:list-item>
          <text:p text:style-name="P12">How will we use your data?</text:p>
        </text:list-item>
        <text:list-item>
          <text:p text:style-name="P12">How do we store your data?</text:p>
        </text:list-item>
        <text:list-item>
          <text:p text:style-name="P12">Marketing</text:p>
        </text:list-item>
        <text:list-item>
          <text:p text:style-name="P12">What are your data protection rights?</text:p>
        </text:list-item>
        <text:list-item>
          <text:p text:style-name="P12">What are cookies?</text:p>
        </text:list-item>
        <text:list-item>
          <text:p text:style-name="P12">How do we use cookies?</text:p>
        </text:list-item>
        <text:list-item>
          <text:p text:style-name="P12">What types of cookies do we use?</text:p>
        </text:list-item>
        <text:list-item>
          <text:p text:style-name="P12">How to manage your cookies</text:p>
        </text:list-item>
        <text:list-item>
          <text:p text:style-name="P12">Privacy policies of other websites</text:p>
        </text:list-item>
        <text:list-item>
          <text:p text:style-name="P12">Changes to our privacy policy</text:p>
        </text:list-item>
        <text:list-item>
          <text:p text:style-name="P12">How to contact us</text:p>
        </text:list-item>
        <text:list-item>
          <text:p text:style-name="P11">How to contact the appropriate authorities</text:p>
        </text:list-item>
      </text:list>
      <text:h text:style-name="Heading_20_3" text:outline-level="3">What data do we collect?</text:h>
      <text:p text:style-name="P3"><text:span text:style-name="T1">Transcendence42</text:span> collect<text:span text:style-name="T1">s</text:span> the following data <text:span text:style-name="T1">from all users</text:span>:</text:p>
      <text:list xml:id="list2110916134" text:style-name="L2">
        <text:list-item>
          <text:p text:style-name="P13">Personal identification information (email address)</text:p>
        </text:list-item>
        <text:list-item>
          <text:p text:style-name="P18">Account preferences</text:p>
        </text:list-item>
      </text:list>
      <text:p text:style-name="P3"><text:span text:style-name="T1">Transcendence42</text:span> collect<text:span text:style-name="T1">s</text:span> the following data <text:span text:style-name="T1">for users who opt in to OAuth services (42Auth)</text:span>:</text:p>
      <text:list xml:id="list103638087331986" text:continue-numbering="true" text:style-name="L2">
        <text:list-item>
          <text:p text:style-name="P14">Personal identification information (<text:span text:style-name="T1">profile picture, 42 UID</text:span>)</text:p>
        </text:list-item>
        <text:list-item>
          <text:p text:style-name="P15">Indirectly identifying information (coalition banner and color scheme)</text:p>
        </text:list-item>
      </text:list>
      <text:h text:style-name="Heading_20_3" text:outline-level="3">How do we collect your data?</text:h>
      <text:p text:style-name="P3">You directly provide <text:span text:style-name="T1">Transcendence42</text:span> with most of the data we collect. We collect data and process data when you:</text:p>
      <text:list xml:id="list3772405789" text:style-name="L3">
        <text:list-item>
          <text:p text:style-name="P16">Register online.</text:p>
        </text:list-item>
        <text:list-item>
          <text:p text:style-name="P16">Voluntarily <text:span text:style-name="T1">use the 42Auth service</text:span>.</text:p>
        </text:list-item>
        <text:list-item>
          <text:p text:style-name="P16">Use or view our website via your browser’s cookies.</text:p>
        </text:list-item>
      </text:list>
      <text:h text:style-name="Heading_20_3" text:outline-level="3">How will we use your data?</text:h>
      <text:p text:style-name="P3"><text:span text:style-name="T1">Transcendence42</text:span> collects your data so that we can:</text:p>
      <text:list xml:id="list2678149624" text:style-name="L4">
        <text:list-item>
          <text:p text:style-name="P17"><text:span text:style-name="T1">M</text:span>anage your account.</text:p>
        </text:list-item>
        <text:list-item>
          <text:p text:style-name="P17">Email you <text:span text:style-name="T1">with any safety/security concern (e.g: when you update your password)</text:span>.</text:p>
        </text:list-item>
      </text:list>
      <text:h text:style-name="Heading_20_3" text:outline-level="3"><text:soft-page-break/>How do we store your data?</text:h>
      <text:p text:style-name="P3"><text:span text:style-name="T1">Transcendence42</text:span> securely stores your data <text:span text:style-name="T1">in </text:span><text:span text:style-name="T2">SERVERS LOCATED AT BLAH BLAH BLAH / </text:span><text:span text:style-name="T3">OR “your own computer, if you decide to host locally”</text:span></text:p>
      <text:p text:style-name="P3"><text:span text:style-name="T1">Transcendence42</text:span> will keep your <text:span text:style-name="T4">email</text:span> <text:span text:style-name="T4">for the whole life of your account</text:span>. <text:span text:style-name="T4">W</text:span>e will delete your data <text:span text:style-name="T4">automatically upon deletion of the account</text:span>.</text:p>
      <text:p text:style-name="P4"><text:span text:style-name="T4">If applicable, </text:span><text:span text:style-name="T1">Transcendence42</text:span> will keep your <text:span text:style-name="T4">42 UID</text:span> <text:span text:style-name="T4">only to complete the 42Auth authentication process</text:span>. <text:span text:style-name="T4">Then</text:span> we will delete your data <text:span text:style-name="T4">automatically.</text:span></text:p>
      <text:p text:style-name="P4"><text:span text:style-name="T4">If applicable, </text:span><text:span text:style-name="T1">Transcendence42</text:span> will keep your <text:span text:style-name="T4">42 profile picture, coalition banner and coalition color scheme</text:span> <text:span text:style-name="T4">until you personally and explicitly revokes the 42Auth access</text:span>. <text:span text:style-name="T4">If you decide to revoke the access</text:span>, we will delete your data <text:span text:style-name="T4">automatically</text:span>. <text:span text:style-name="T4">Deletion of your account automatically revokes the 42Auth access.</text:span></text:p>
      <text:p text:style-name="P19">Your account preferences are stored locally on your computer through the use of cookies, and <text:s/><text:span text:style-name="T1">Transcendence42 </text:span>has no access to these cookies. You can decide to erase these at any time from your web browser settings.</text:p>
      <text:h text:style-name="Heading_20_3" text:outline-level="3">Marketing</text:h>
      <text:p text:style-name="P5">At <text:s/><text:span text:style-name="T1">Transcendence42 </text:span>we take privacy seriously. We will not contact you for marketing purposes. The email point of contact is solely to be used for privacy or security concerns.</text:p>
      <text:h text:style-name="Heading_20_3" text:outline-level="3">What are your data protection rights?</text:h>
      <text:p text:style-name="P4"><text:span text:style-name="T1">Transcendence42</text:span> would like to make sure you are fully aware of all of your data protection rights. Every user is entitled to the following:</text:p>
      <text:p text:style-name="P4"><text:span text:style-name="Strong_20_Emphasis">The right to access</text:span> – You have the right to request <text:span text:style-name="T1">Transcendence42</text:span> for copies of your personal data. We may charge you a small fee for this service.</text:p>
      <text:p text:style-name="P4"><text:span text:style-name="Strong_20_Emphasis">The right to rectification</text:span> – <text:span text:style-name="T4">From your account, you can modify your email address yourself. However, y</text:span>ou <text:span text:style-name="T4">also</text:span> have the right to request <text:span text:style-name="T4">directly</text:span> that <text:span text:style-name="T1">Transcendence42</text:span> correct any information you believe is inaccurate. You also have the right to request <text:span text:style-name="T1">Transcendence42</text:span> to complete the information you believe is incomplete.</text:p>
      <text:p text:style-name="P4"><text:span text:style-name="Strong_20_Emphasis">The right to erasure</text:span> – You have the right to request that <text:span text:style-name="T1">Transcendence42</text:span> erase your personal data, under certain conditions.</text:p>
      <text:p text:style-name="P9"><text:span text:style-name="Strong_20_Emphasis">The right to restrict processing</text:span> – You have the right to request that <text:span text:style-name="T1">Transcendence42</text:span> restrict the processing of your personal data, under certain conditions.</text:p>
      <text:p text:style-name="P9"><text:span text:style-name="Strong_20_Emphasis">The right to object to processing</text:span> – You have the right to object to <text:span text:style-name="T1">Transcendence42</text:span>’s processing of your personal data, under certain conditions.</text:p>
      <text:p text:style-name="P26"><text:span text:style-name="Strong_20_Emphasis">The right to data portability</text:span> – You have the right to request that <text:span text:style-name="T1">Transcendence42</text:span> transfer the data that we have collected to another organization, or directly to you, under certain conditions.</text:p>
      <text:p text:style-name="Text_20_body">If you make a request, we have one month to respond to you. If you would like to exercise any of these rights, please contact us at our email:</text:p>
      <text:p text:style-name="P8">EMAIL ADDRESS TO BE USED ???</text:p>
      <text:h text:style-name="Heading_20_3" text:outline-level="3"><text:soft-page-break/><text:span text:style-name="T8">What are c</text:span>ookies</text:h>
      <text:p text:style-name="Text_20_body">Cookies are text files placed on your computer to collect standard Internet log information and visitor behavior information. When you visit our websites, we may collect information from you automatically through cookies or similar technology</text:p>
      <text:p text:style-name="Text_20_body">For further information, visit allaboutcookies.org.</text:p>
      <text:h text:style-name="Heading_20_3" text:outline-level="3">How do we use cookies?</text:h>
      <text:p text:style-name="P21"><text:span text:style-name="T1">Transcendence42</text:span> uses cookies in a range of ways to improve your experience on our website, including:</text:p>
      <text:list xml:id="list90341265" text:style-name="L5">
        <text:list-item>
          <text:p text:style-name="P22">Keeping you signed in</text:p>
        </text:list-item>
        <text:list-item>
          <text:p text:style-name="P23"><text:span text:style-name="T7">Managing your account preferences</text:span></text:p>
        </text:list-item>
      </text:list>
      <text:h text:style-name="Heading_20_3" text:outline-level="3">What types of cookies do we use?</text:h>
      <text:p text:style-name="Text_20_body">There are a number of different types of cookies, however, our website uses:</text:p>
      <text:list xml:id="list165585467" text:style-name="L6">
        <text:list-item>
          <text:p text:style-name="P24">Functionality – <text:span text:style-name="T1">Transcendence42</text:span> uses these cookies so that we recognize you on our website and remember your previously selected preferences. These could include what language you prefer.</text:p>
        </text:list-item>
      </text:list>
      <text:h text:style-name="Heading_20_3" text:outline-level="3">How to manage cookies</text:h>
      <text:p text:style-name="Text_20_body">You can set your browser not to accept cookies, and the above website tells you how to remove cookies from your browser. However, in a few cases, some of our website features may not function as a result.</text:p>
      <text:h text:style-name="Heading_20_3" text:outline-level="3">Privacy policies of other websites</text:h>
      <text:p text:style-name="P25">The <text:span text:style-name="T1">Transcendence42</text:span> website contains links to other websites. Our privacy policy applies only to our website, so if you click on a link to another website, you should read their privacy policy.</text:p>
      <text:h text:style-name="Heading_20_3" text:outline-level="3">Changes to our privacy policy</text:h>
      <text:p text:style-name="P9"><text:span text:style-name="T1">Transcendence42</text:span> keeps its privacy policy under regular review and places any updates on this web page. <text:span text:style-name="T6">You will also be notified by email that an update has occurred.</text:span> This privacy policy was last updated on <text:span text:style-name="T5">2</text:span>9 <text:span text:style-name="T5">August</text:span> 20<text:span text:style-name="T5">24</text:span>.</text:p>
      <text:h text:style-name="Heading_20_3" text:outline-level="3">How to contact us</text:h>
      <text:p text:style-name="P9">If you have any questions about <text:span text:style-name="T1">Transcendence42</text:span>’s privacy policy, the data we hold on you, or you would like to exercise one of your data protection rights, please do not hesitate to contact us.</text:p>
      <text:p text:style-name="P7">Email us at:</text:p>
      <text:h text:style-name="Heading_20_3" text:outline-level="3">How to contact the appropriate authority</text:h>
      <text:p text:style-name="P9">Should you wish to report a complaint or if you feel that <text:span text:style-name="T1">Transcendence42</text:span> has not addressed your concern in a satisfactory manner, you may contact the <text:span text:style-name="T5">French </text:span>Information Commissioner’s Office:</text:p>
      <text:section text:style-name="Sect1" text:name="ssba-modern-2">
        <text:p text:style-name="Text_20_body">https://www.cnil.fr/fr/cnil-direct/question/adresser-une-reclamation-plainte-la-cnil-quelles-conditions-et-commen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24:43.894260853</meta:creation-date>
    <dc:date>2024-08-29T10:36:36.752227090</dc:date>
    <meta:editing-duration>PT15M26S</meta:editing-duration>
    <meta:editing-cycles>6</meta:editing-cycles>
    <meta:generator>LibreOffice/7.3.7.2$Linux_X86_64 LibreOffice_project/30$Build-2</meta:generator>
    <meta:document-statistic meta:table-count="0" meta:image-count="0" meta:object-count="0" meta:page-count="3" meta:paragraph-count="73" meta:word-count="978" meta:character-count="6007" meta:non-whitespace-character-count="5119"/>
  </office:meta>
</office:document-meta>
</file>